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text-properties style:font-name="Courier New" fo:font-size="8pt" style:font-size-asian="8pt" style:font-size-complex="8pt"/>
    </style:style>
    <style:style style:name="P4" style:family="paragraph" style:parent-style-name="Standard">
      <style:text-properties style:font-name="Courier New" fo:font-size="8pt" officeooo:paragraph-rsid="001a2422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8pt" officeooo:paragraph-rsid="001a2422" style:font-size-asian="8pt" style:font-size-complex="8pt"/>
    </style:style>
    <style:style style:name="P6" style:family="paragraph" style:parent-style-name="Standard" style:list-style-name="L1">
      <style:text-properties officeooo:paragraph-rsid="001a2422"/>
    </style:style>
    <style:style style:name="P7" style:family="paragraph" style:parent-style-name="Standard" style:list-style-name="L2">
      <style:text-properties officeooo:paragraph-rsid="001a2422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officeooo:rsid="001a2422"/>
    </style:style>
    <style:style style:name="T4" style:family="text">
      <style:text-properties fo:language="en" fo:country="US" officeooo:rsid="001c575b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a2422"/>
    </style:style>
    <style:style style:name="T7" style:family="text">
      <style:text-properties style:font-name="Courier New" fo:font-size="8pt" style:font-size-asian="8pt" style:font-size-complex="8pt"/>
    </style:style>
    <style:style style:name="T8" style:family="text">
      <style:text-properties style:font-name="Courier New" fo:font-size="8pt" fo:language="en" fo:country="US" style:font-size-asian="8pt" style:font-size-complex="8pt"/>
    </style:style>
    <style:style style:name="T9" style:family="text">
      <style:text-properties style:font-name="Courier New" fo:font-size="8pt" fo:language="en" fo:country="US" officeooo:rsid="001a2422" style:font-size-asian="8pt" style:font-size-complex="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Y-PRN подключение принтера.</text:h>
      <text:p text:style-name="P4">Простое подключение принтера к интерфейсным портам AY38910 или YM2149.</text:p>
      <text:p text:style-name="P3">Таким же образом можно подключить принтер к портам TurboSoundFM.</text:p>
      <text:p text:style-name="P3">NedoPC рекомендует такое подключение принтера к ZXEvo rev.B <text:span text:style-name="T3">(</text:span><text:span text:style-name="T6">или </text:span><text:span text:style-name="T3">ZXEvo rev.A).</text:span></text:p>
      <text:h text:style-name="P1" text:outline-level="2"><text:s/>Принципиальная схема.</text:h>
      <text:p text:style-name="P3"><text:s text:c="13"/>┌──┬───┬──┐ <text:s text:c="19"/><text:span text:style-name="T1">Замечания:</text:span></text:p>
      <text:p text:style-name="P3"><text:s/>AYA0────────┤D0│REG│Q0├────────DATA0 <text:s text:c="6"/><text:span text:style-name="T2">*</text:span> ИР22 используется исключительно в режиме буфера</text:p>
      <text:p text:style-name="P3"><text:s/>AYA1────────┤D1│ <text:s text:c="2"/>│Q1├────────DATA1 <text:s text:c="6"/>(от io порта А AY38910 в интерфейс принтера).</text:p>
      <text:p text:style-name="P3"><text:s/>AYA2────────┤D2│ <text:s text:c="2"/>│Q2├────────DATA2 <text:s text:c="6"/>Поэтому можно заменить на любой, имеющийся в</text:p>
      <text:p text:style-name="P3"><text:s/>AYA3────────┤D3│ <text:s text:c="2"/>│Q3├────────DATA3 <text:s text:c="6"/>наличии буферный элемент (АП5, АП6).</text:p>
      <text:p text:style-name="P3"><text:s/>AYA4────────┤D4│ <text:s text:c="2"/>│Q4├────────DATA4</text:p>
      <text:p text:style-name="P3"><text:s/>AYA5────────┤D5│ <text:s text:c="2"/>│Q5├────────DATA5</text:p>
      <text:p text:style-name="P3"><text:s/>AYA6────────┤D6│ <text:s text:c="2"/>│Q6├────────DATA6</text:p>
      <text:p text:style-name="P3"><text:s/>AYA7────────┤D7│ <text:s text:c="2"/>│Q7├────────DATA7</text:p>
      <text:p text:style-name="P3"><text:s text:c="13"/>├──┤ <text:s text:c="2"/>├──┤</text:p>
      <text:p text:style-name="P3"><text:s text:c="10"/>┌──┤LE│ <text:s text:c="2"/>│OEo──┐</text:p>
      <text:p text:style-name="P3"><text:s text:c="4"/>+5v&lt;──0──┤V │D01│G ├──0</text:p>
      <text:p text:style-name="P3"><text:s text:c="13"/>└──┴───┴──┘ <text:s/>│</text:p>
      <text:p text:style-name="P3"><text:s text:c="12"/><text:span text:style-name="T4">K555</text:span>ИР22 <text:s text:c="4"/>─┴─</text:p>
      <text:p text:style-name="P3"><text:s text:c="12"/>(<text:span text:style-name="T4">74AS</text:span>373)</text:p>
      <text:p text:style-name="P3"/>
      <text:p text:style-name="P3"><text:s text:c="9"/>┌──[10K]──&gt;+5v <text:s text:c="20"/><text:span text:style-name="T1">Замечания:</text:span></text:p>
      <text:p text:style-name="P3"><text:s text:c="9"/>│ <text:s/>┌───┐ <text:s/>┌───┐ <text:s text:c="19"/><text:span text:style-name="T2">*</text:span> Для работы большинства програм с принтером</text:p>
      <text:p text:style-name="P3"><text:s/>AYB0────0──┤1 <text:s/>O──┤1 <text:s/>O────────STROBE <text:s text:c="5"/>достаточно использовать только управляющие</text:p>
      <text:p text:style-name="P3"><text:s text:c="12"/>└───┘ <text:s/>└───┘ <text:s text:c="19"/>сигналы STROBE и BUSY.</text:p>
      <text:p text:style-name="P3"><text:s text:c="17"/>┌───┐ <text:s text:c="21"/><text:span text:style-name="T2">*</text:span> ЛН1 можно заменить на любые инвертирующие</text:p>
      <text:p text:style-name="P3"><text:s/>AYB5────[680]───0 <text:s/>1├──────────PAPER END <text:s text:c="2"/>элементы (ЛА3,ЛЕ1).</text:p>
      <text:p text:style-name="P3"><text:s text:c="17"/>└───┘</text:p>
      <text:p text:style-name="P3"><text:s text:c="17"/>┌───┐</text:p>
      <text:p text:style-name="P3"><text:s/>AYB6────[680]───0 <text:s/>1├──────────ERROR</text:p>
      <text:p text:style-name="P3"><text:s text:c="17"/>└───┘</text:p>
      <text:p text:style-name="P3"><text:s text:c="17"/>┌───┐</text:p>
      <text:p text:style-name="P3"><text:s/>AYB7────[680]───0 <text:s/>1├──────────BUSY</text:p>
      <text:p text:style-name="P3"><text:s text:c="17"/>└───┘</text:p>
      <text:p text:style-name="P3"><text:s text:c="16"/><text:span text:style-name="T4">K555</text:span>ЛН1</text:p>
      <text:p text:style-name="P3"><text:s text:c="15"/>(<text:span text:style-name="T4">74AS</text:span>04)</text:p>
      <text:h text:style-name="P1" text:outline-level="2">Принцип работы.</text:h>
      <text:list text:style-name="L1">
        <text:list-item>
          <text:p text:style-name="P6"><text:span text:style-name="T7">Через io порт A происходит передача текущего байта данных принтеру.</text:span></text:p>
        </text:list-item>
        <text:list-item>
          <text:p text:style-name="P6"><text:span text:style-name="T7">Через io порт B происходит установка строба (активный низкий уровень) для принтера и анализ состояния принтера.</text:span></text:p>
        </text:list-item>
        <text:list-item>
          <text:p text:style-name="P6"><text:span text:style-name="T7">Сигнал BUSY имеет состояние эквивалентное логической 1, когда принтер занят.</text:span></text:p>
        </text:list-item>
        <text:list-item>
          <text:p text:style-name="P6"><text:span text:style-name="T7">Сигнал ERROR имеет состояние </text:span>экви<text:span text:style-name="T9">в</text:span>алентное<text:span text:style-name="T7"> логическому 0, когда ошибка со стороны принтера.</text:span></text:p>
        </text:list-item>
        <text:list-item>
          <text:p text:style-name="P6"><text:span text:style-name="T7">Сигнал PAPER END имеет состояние эквивалентное логической 1, когда бумага кончилась у принтера.</text:span></text:p>
        </text:list-item>
      </text:list>
      <text:h text:style-name="P1" text:outline-level="2">Минимальный алгоритм работы.</text:h>
      <text:list text:style-name="L2">
        <text:list-item>
          <text:p text:style-name="P7"><text:span text:style-name="T7">Инициализация.</text:span></text:p>
          <text:list>
            <text:list-item>
              <text:p text:style-name="P7"><text:span text:style-name="T7">В случае TS или TSFM, установить текущим чип к портам которого подключен принтер.</text:span></text:p>
            </text:list-item>
            <text:list-item>
              <text:p text:style-name="P7"><text:span text:style-name="T7">Записать в io порт B значение 0.</text:span></text:p>
            </text:list-item>
            <text:list-item>
              <text:p text:style-name="P7"><text:span text:style-name="T7">Установить io порта A на передачу, io порт B на прием (с помощью внутреннего регистра 7 у AY).</text:span></text:p>
            </text:list-item>
          </text:list>
        </text:list-item>
        <text:list-item>
          <text:p text:style-name="P7"><text:span text:style-name="T7">Вывод символа.</text:span></text:p>
          <text:list>
            <text:list-item>
              <text:p text:style-name="P7"><text:span text:style-name="T7">Анализируем состояние сигнала BUSY (проверяем значение 7бита io порта B, если бит установлен в 1 значит идем дальше).</text:span></text:p>
            </text:list-item>
            <text:list-item>
              <text:p text:style-name="P7"><text:span text:style-name="T7">Записываем код символа в io порт A.</text:span></text:p>
            </text:list-item>
            <text:list-item>
              <text:p text:style-name="P7"><text:span text:style-name="T7">Устанавливаем io порты на передачу (при этом уровень на сигнале STROBE установится в логический 0).</text:span></text:p>
            </text:list-item>
            <text:list-item>
              <text:p text:style-name="P7"><text:span text:style-name="T7">Выдерживаем необходимый принтеру таймаут строба.</text:span></text:p>
            </text:list-item>
            <text:list-item>
              <text:p text:style-name="P7"><text:span text:style-name="T7">Устанавливаем io порт B на прием.</text:span></text:p>
            </text:list-item>
          </text:list>
        </text:list-item>
        <text:list-item>
          <text:p text:style-name="P7"><text:span text:style-name="T7">Переходим к пункту 2 для вывода на печать следующего символ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8pt"/>
    </style:style>
    <style:style style:name="Line_20_numbering" style:display-name="Line numbering" style:family="text">
      <style:text-properties fo:font-size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New" fo:font-size="8pt" officeooo:paragraph-rsid="001a2422" style:font-size-asian="8pt" style:font-size-complex="8pt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://www.NedoPC.com/" text:style-name="Internet_20_link" text:visited-style-name="Visited_20_Internet_20_Link">www.NedoPC.com</text:a> 201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V</meta:initial-creator>
    <meta:creation-date>2023-10-11T20:14:59.225000000</meta:creation-date>
    <dc:date>2023-10-11T20:34:59.185000000</dc:date>
    <dc:creator>CHRV</dc:creator>
    <meta:editing-duration>PT19M58S</meta:editing-duration>
    <meta:editing-cycles>4</meta:editing-cycles>
    <meta:generator>LibreOffice/7.5.7.1$Windows_X86_64 LibreOffice_project/47eb0cf7efbacdee9b19ae25d6752381ede23126</meta:generator>
    <meta:document-statistic meta:table-count="0" meta:image-count="0" meta:object-count="0" meta:page-count="1" meta:paragraph-count="54" meta:word-count="325" meta:character-count="2825" meta:non-whitespace-character-count="2135"/>
  </office:meta>
</office:document-meta>
</file>